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Heading_20_2">
      <style:paragraph-properties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>
      <style:text-properties fo:color="#1155cc" style:text-underline-style="solid" style:text-underline-color="font-color"/>
    </style:style>
    <style:style style:name="T6_28" style:family="text"/>
    <style:style style:name="T6_29" style:family="text">
      <style:text-properties fo:color="#1155cc" style:text-underline-style="solid" style:text-underline-color="font-color"/>
    </style:style>
    <style:style style:name="T6_30" style:family="text"/>
    <style:style style:name="T6_31" style:family="text">
      <style:text-properties fo:color="#1155cc" style:text-underline-style="solid" style:text-underline-color="font-color"/>
    </style:style>
    <style:style style:name="T6_32" style:family="text"/>
    <style:style style:name="T6_33" style:family="text">
      <style:text-properties fo:color="#1155cc" style:text-underline-style="solid" style:text-underline-color="font-color"/>
    </style:style>
    <style:style style:name="T6_34" style:family="text"/>
    <style:style style:name="T6_35" style:family="text">
      <style:text-properties fo:color="#1155cc" style:text-underline-style="solid" style:text-underline-color="font-color"/>
    </style:style>
    <style:style style:name="T6_36" style:family="text"/>
    <style:style style:name="T6_37" style:family="text">
      <style:text-properties fo:color="#1155cc" style:text-underline-style="solid" style:text-underline-color="font-color"/>
    </style:style>
    <style:style style:name="T6_38" style:family="text"/>
    <style:style style:name="T6_39" style:family="text">
      <style:text-properties fo:color="#1155cc" style:text-underline-style="solid" style:text-underline-color="font-color"/>
    </style:style>
    <style:style style:name="T6_40" style:family="text"/>
    <style:style style:name="T6_41" style:family="text">
      <style:text-properties fo:color="#1155cc" style:text-underline-style="solid" style:text-underline-color="font-color"/>
    </style:style>
    <style:style style:name="T6_42" style:family="text"/>
    <style:style style:name="T6_43" style:family="text">
      <style:text-properties fo:color="#1155cc" style:text-underline-style="solid" style:text-underline-color="font-color"/>
    </style:style>
    <style:style style:name="T6_44" style:family="text"/>
    <style:style style:name="T6_45" style:family="text">
      <style:text-properties fo:color="#1155cc" style:text-underline-style="solid" style:text-underline-color="font-color"/>
    </style:style>
    <style:style style:name="T6_46" style:family="text"/>
    <style:style style:name="T6_47" style:family="text">
      <style:text-properties fo:color="#1155cc" style:text-underline-style="solid" style:text-underline-color="font-color"/>
    </style:style>
    <style:style style:name="T6_48" style:family="text"/>
    <style:style style:name="T6_49" style:family="text">
      <style:text-properties fo:color="#1155cc" style:text-underline-style="solid" style:text-underline-color="font-color"/>
    </style:style>
    <style:style style:name="T6_50" style:family="text"/>
    <style:style style:name="T6_51" style:family="text">
      <style:text-properties fo:color="#1155cc" style:text-underline-style="solid" style:text-underline-color="font-color"/>
    </style:style>
    <style:style style:name="T6_52" style:family="text"/>
    <style:style style:name="T6_53" style:family="text">
      <style:text-properties fo:color="#1155cc" style:text-underline-style="solid" style:text-underline-color="font-color"/>
    </style:style>
    <style:style style:name="T6_54" style:family="text"/>
    <style:style style:name="T6_55" style:family="text">
      <style:text-properties fo:color="#1155cc" style:text-underline-style="solid" style:text-underline-color="font-color"/>
    </style:style>
    <style:style style:name="T6_56" style:family="text"/>
    <style:style style:name="T6_57" style:family="text">
      <style:text-properties fo:color="#1155cc" style:text-underline-style="solid" style:text-underline-color="font-color"/>
    </style:style>
    <style:style style:name="T6_58" style:family="text"/>
    <style:style style:name="T6_59" style:family="text">
      <style:text-properties fo:color="#1155cc" style:text-underline-style="solid" style:text-underline-color="font-color"/>
    </style:style>
    <style:style style:name="T6_60" style:family="text"/>
    <style:style style:name="T6_61" style:family="text">
      <style:text-properties fo:color="#1155cc" style:text-underline-style="solid" style:text-underline-color="font-color"/>
    </style:style>
    <style:style style:name="T6_62" style:family="text"/>
    <style:style style:name="T6_63" style:family="text">
      <style:text-properties fo:color="#1155cc" style:text-underline-style="solid" style:text-underline-color="font-color"/>
    </style:style>
    <style:style style:name="T6_64" style:family="text"/>
    <style:style style:name="T6_65" style:family="text">
      <style:text-properties fo:color="#1155cc" style:text-underline-style="solid" style:text-underline-color="font-color"/>
    </style:style>
    <style:style style:name="T6_66" style:family="text"/>
    <style:style style:name="T6_67" style:family="text">
      <style:text-properties fo:color="#1155cc" style:text-underline-style="solid" style:text-underline-color="font-color"/>
    </style:style>
    <style:style style:name="T6_68" style:family="text"/>
    <style:style style:name="T6_69" style:family="text">
      <style:text-properties fo:color="#1155cc" style:text-underline-style="solid" style:text-underline-color="font-color"/>
    </style:style>
    <style:style style:name="T6_70" style:family="text"/>
    <style:style style:name="T6_71" style:family="text">
      <style:text-properties fo:color="#1155cc" style:text-underline-style="solid" style:text-underline-color="font-color"/>
    </style:style>
    <style:style style:name="T6_72" style:family="text"/>
    <style:style style:name="T6_73" style:family="text">
      <style:text-properties fo:color="#1155cc" style:text-underline-style="solid" style:text-underline-color="font-color"/>
    </style:style>
    <style:style style:name="T6_74" style:family="text"/>
    <style:style style:name="T6_75" style:family="text">
      <style:text-properties fo:color="#1155cc" style:text-underline-style="solid" style:text-underline-color="font-color"/>
    </style:style>
    <style:style style:name="T6_76" style:family="text"/>
    <style:style style:name="T6_77" style:family="text">
      <style:text-properties fo:color="#1155cc" style:text-underline-style="solid" style:text-underline-color="font-color"/>
    </style:style>
    <style:style style:name="T6_78" style:family="text"/>
    <style:style style:name="T6_79" style:family="text">
      <style:text-properties fo:color="#1155cc" style:text-underline-style="solid" style:text-underline-color="font-color"/>
    </style:style>
    <style:style style:name="T6_80" style:family="text"/>
    <style:style style:name="T6_81" style:family="text">
      <style:text-properties fo:color="#1155cc" style:text-underline-style="solid" style:text-underline-color="font-color"/>
    </style:style>
    <style:style style:name="T6_82" style:family="text"/>
    <style:style style:name="T6_83" style:family="text">
      <style:text-properties fo:color="#1155cc" style:text-underline-style="solid" style:text-underline-color="font-color"/>
    </style:style>
    <style:style style:name="T6_84" style:family="text"/>
    <style:style style:name="T6_85" style:family="text">
      <style:text-properties fo:color="#1155cc" style:text-underline-style="solid" style:text-underline-color="font-color"/>
    </style:style>
    <style:style style:name="T6_86" style:family="text"/>
    <style:style style:name="T6_87" style:family="text">
      <style:text-properties fo:color="#1155cc" style:text-underline-style="solid" style:text-underline-color="font-color"/>
    </style:style>
    <style:style style:name="T6_88" style:family="text"/>
    <style:style style:name="T6_89" style:family="text">
      <style:text-properties fo:color="#1155cc" style:text-underline-style="solid" style:text-underline-color="font-color"/>
    </style:style>
    <style:style style:name="T6_90" style:family="text"/>
    <style:style style:name="T6_91" style:family="text">
      <style:text-properties fo:color="#1155cc" style:text-underline-style="solid" style:text-underline-color="font-color"/>
    </style:style>
    <style:style style:name="T6_92" style:family="text"/>
    <style:style style:name="T6_93" style:family="text">
      <style:text-properties fo:color="#1155cc" style:text-underline-style="solid" style:text-underline-color="font-color"/>
    </style:style>
    <style:style style:name="T6_94" style:family="text"/>
    <style:style style:name="T6_95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T9_31" style:family="text"/>
    <style:style style:name="T9_32" style:family="text">
      <style:text-properties fo:color="#1155cc" style:text-underline-style="solid" style:text-underline-color="font-color"/>
    </style:style>
    <style:style style:name="T9_33" style:family="text"/>
    <style:style style:name="T9_34" style:family="text">
      <style:text-properties fo:color="#1155cc" style:text-underline-style="solid" style:text-underline-color="font-color"/>
    </style:style>
    <style:style style:name="T9_35" style:family="text"/>
    <style:style style:name="T9_36" style:family="text">
      <style:text-properties fo:color="#1155cc" style:text-underline-style="solid" style:text-underline-color="font-color"/>
    </style:style>
    <style:style style:name="T9_37" style:family="text"/>
    <style:style style:name="T9_38" style:family="text">
      <style:text-properties fo:color="#1155cc" style:text-underline-style="solid" style:text-underline-color="font-color"/>
    </style:style>
    <style:style style:name="T9_39" style:family="text"/>
    <style:style style:name="T9_40" style:family="text">
      <style:text-properties fo:color="#1155cc" style:text-underline-style="solid" style:text-underline-color="font-color"/>
    </style:style>
    <style:style style:name="T9_41" style:family="text"/>
    <style:style style:name="T9_42" style:family="text">
      <style:text-properties fo:color="#1155cc" style:text-underline-style="solid" style:text-underline-color="font-color"/>
    </style:style>
    <style:style style:name="T9_43" style:family="text"/>
    <style:style style:name="T9_44" style:family="text">
      <style:text-properties fo:color="#1155cc" style:text-underline-style="solid" style:text-underline-color="font-color"/>
    </style:style>
    <style:style style:name="T9_45" style:family="text"/>
    <style:style style:name="T9_46" style:family="text">
      <style:text-properties fo:color="#1155cc" style:text-underline-style="solid" style:text-underline-color="font-color"/>
    </style:style>
    <style:style style:name="T9_47" style:family="text"/>
    <style:style style:name="T9_48" style:family="text">
      <style:text-properties fo:color="#1155cc" style:text-underline-style="solid" style:text-underline-color="font-color"/>
    </style:style>
    <style:style style:name="T9_49" style:family="text"/>
    <style:style style:name="T9_50" style:family="text">
      <style:text-properties fo:color="#1155cc" style:text-underline-style="solid" style:text-underline-color="font-color"/>
    </style:style>
    <style:style style:name="T9_51" style:family="text"/>
    <style:style style:name="T9_52" style:family="text">
      <style:text-properties fo:color="#1155cc" style:text-underline-style="solid" style:text-underline-color="font-color"/>
    </style:style>
    <style:style style:name="T9_53" style:family="text"/>
    <style:style style:name="T9_54" style:family="text">
      <style:text-properties fo:color="#1155cc" style:text-underline-style="solid" style:text-underline-color="font-color"/>
    </style:style>
    <style:style style:name="T9_55" style:family="text"/>
    <style:style style:name="T9_56" style:family="text">
      <style:text-properties fo:color="#1155cc" style:text-underline-style="solid" style:text-underline-color="font-color"/>
    </style:style>
    <style:style style:name="T9_57" style:family="text"/>
    <style:style style:name="T9_58" style:family="text">
      <style:text-properties fo:color="#1155cc" style:text-underline-style="solid" style:text-underline-color="font-color"/>
    </style:style>
    <style:style style:name="T9_59" style:family="text"/>
    <style:style style:name="T9_60" style:family="text">
      <style:text-properties fo:color="#1155cc" style:text-underline-style="solid" style:text-underline-color="font-color"/>
    </style:style>
    <style:style style:name="T9_61" style:family="text"/>
    <style:style style:name="T9_62" style:family="text">
      <style:text-properties fo:color="#1155cc" style:text-underline-style="solid" style:text-underline-color="font-color"/>
    </style:style>
    <style:style style:name="T9_63" style:family="text"/>
    <style:style style:name="T9_64" style:family="text">
      <style:text-properties fo:color="#1155cc" style:text-underline-style="solid" style:text-underline-color="font-color"/>
    </style:style>
    <style:style style:name="T9_65" style:family="text"/>
    <style:style style:name="T9_6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T12_27" style:family="text"/>
    <style:style style:name="T12_28" style:family="text">
      <style:text-properties fo:color="#1155cc" style:text-underline-style="solid" style:text-underline-color="font-color"/>
    </style:style>
    <style:style style:name="T12_29" style:family="text"/>
    <style:style style:name="T12_30" style:family="text">
      <style:text-properties fo:color="#1155cc" style:text-underline-style="solid" style:text-underline-color="font-color"/>
    </style:style>
    <style:style style:name="T12_31" style:family="text"/>
    <style:style style:name="T12_32" style:family="text">
      <style:text-properties fo:color="#1155cc" style:text-underline-style="solid" style:text-underline-color="font-color"/>
    </style:style>
    <style:style style:name="T12_33" style:family="text"/>
    <style:style style:name="T12_34" style:family="text">
      <style:text-properties fo:color="#1155cc" style:text-underline-style="solid" style:text-underline-color="font-color"/>
    </style:style>
    <style:style style:name="T12_35" style:family="text"/>
    <style:style style:name="T12_36" style:family="text">
      <style:text-properties fo:color="#1155cc" style:text-underline-style="solid" style:text-underline-color="font-color"/>
    </style:style>
    <style:style style:name="T12_37" style:family="text"/>
    <style:style style:name="T12_38" style:family="text">
      <style:text-properties fo:color="#1155cc" style:text-underline-style="solid" style:text-underline-color="font-color"/>
    </style:style>
    <style:style style:name="T12_39" style:family="text"/>
    <style:style style:name="T12_40" style:family="text">
      <style:text-properties fo:color="#1155cc" style:text-underline-style="solid" style:text-underline-color="font-color"/>
    </style:style>
    <style:style style:name="T12_41" style:family="text"/>
    <style:style style:name="T12_42" style:family="text">
      <style:text-properties fo:color="#1155cc" style:text-underline-style="solid" style:text-underline-color="font-color"/>
    </style:style>
    <style:style style:name="T12_43" style:family="text"/>
    <style:style style:name="T12_44" style:family="text">
      <style:text-properties fo:color="#1155cc" style:text-underline-style="solid" style:text-underline-color="font-color"/>
    </style:style>
    <style:style style:name="T12_45" style:family="text"/>
    <style:style style:name="T12_46" style:family="text">
      <style:text-properties fo:color="#1155cc" style:text-underline-style="solid" style:text-underline-color="font-color"/>
    </style:style>
    <style:style style:name="T12_47" style:family="text"/>
    <style:style style:name="T12_48" style:family="text">
      <style:text-properties fo:color="#1155cc" style:text-underline-style="solid" style:text-underline-color="font-color"/>
    </style:style>
    <style:style style:name="T12_49" style:family="text"/>
    <style:style style:name="T12_50" style:family="text">
      <style:text-properties fo:color="#1155cc" style:text-underline-style="solid" style:text-underline-color="font-color"/>
    </style:style>
    <style:style style:name="T12_51" style:family="text"/>
    <style:style style:name="T12_52" style:family="text">
      <style:text-properties fo:color="#1155cc" style:text-underline-style="solid" style:text-underline-color="font-color"/>
    </style:style>
    <style:style style:name="T12_53" style:family="text"/>
    <style:style style:name="T12_54" style:family="text">
      <style:text-properties fo:color="#1155cc" style:text-underline-style="solid" style:text-underline-color="font-color"/>
    </style:style>
    <style:style style:name="T12_55" style:family="text"/>
    <style:style style:name="T12_56" style:family="text">
      <style:text-properties fo:color="#1155cc" style:text-underline-style="solid" style:text-underline-color="font-color"/>
    </style:style>
    <style:style style:name="T12_57" style:family="text"/>
    <style:style style:name="T12_58" style:family="text">
      <style:text-properties fo:color="#1155cc" style:text-underline-style="solid" style:text-underline-color="font-color"/>
    </style:style>
    <style:style style:name="T12_59" style:family="text"/>
    <style:style style:name="T12_60" style:family="text">
      <style:text-properties fo:color="#1155cc" style:text-underline-style="solid" style:text-underline-color="font-color"/>
    </style:style>
    <style:style style:name="T12_61" style:family="text"/>
    <style:style style:name="T12_62" style:family="text">
      <style:text-properties fo:color="#1155cc" style:text-underline-style="solid" style:text-underline-color="font-color"/>
    </style:style>
    <style:style style:name="T12_63" style:family="text"/>
    <style:style style:name="T12_64" style:family="text">
      <style:text-properties fo:color="#1155cc" style:text-underline-style="solid" style:text-underline-color="font-color"/>
    </style:style>
    <style:style style:name="T12_65" style:family="text"/>
    <style:style style:name="T12_6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T15_23" style:family="text"/>
    <style:style style:name="T15_24" style:family="text">
      <style:text-properties fo:color="#1155cc" style:text-underline-style="solid" style:text-underline-color="font-color"/>
    </style:style>
    <style:style style:name="T15_25" style:family="text"/>
    <style:style style:name="T15_26" style:family="text">
      <style:text-properties fo:color="#1155cc" style:text-underline-style="solid" style:text-underline-color="font-color"/>
    </style:style>
    <style:style style:name="T15_27" style:family="text"/>
    <style:style style:name="T15_28" style:family="text">
      <style:text-properties fo:color="#1155cc" style:text-underline-style="solid" style:text-underline-color="font-color"/>
    </style:style>
    <style:style style:name="T15_29" style:family="text"/>
    <style:style style:name="T15_30" style:family="text">
      <style:text-properties fo:color="#1155cc" style:text-underline-style="solid" style:text-underline-color="font-color"/>
    </style:style>
    <style:style style:name="T15_31" style:family="text"/>
    <style:style style:name="T15_32" style:family="text">
      <style:text-properties fo:color="#1155cc" style:text-underline-style="solid" style:text-underline-color="font-color"/>
    </style:style>
    <style:style style:name="T15_33" style:family="text"/>
    <style:style style:name="T15_34" style:family="text">
      <style:text-properties fo:color="#1155cc" style:text-underline-style="solid" style:text-underline-color="font-color"/>
    </style:style>
    <style:style style:name="T15_35" style:family="text"/>
    <style:style style:name="T15_36" style:family="text">
      <style:text-properties fo:color="#1155cc" style:text-underline-style="solid" style:text-underline-color="font-color"/>
    </style:style>
    <style:style style:name="T15_37" style:family="text"/>
    <style:style style:name="T15_38" style:family="text">
      <style:text-properties fo:color="#1155cc" style:text-underline-style="solid" style:text-underline-color="font-color"/>
    </style:style>
    <style:style style:name="T15_39" style:family="text"/>
    <style:style style:name="T15_40" style:family="text">
      <style:text-properties fo:color="#1155cc" style:text-underline-style="solid" style:text-underline-color="font-color"/>
    </style:style>
    <style:style style:name="T15_41" style:family="text"/>
    <style:style style:name="T15_42" style:family="text">
      <style:text-properties fo:color="#1155cc" style:text-underline-style="solid" style:text-underline-color="font-color"/>
    </style:style>
    <style:style style:name="T15_43" style:family="text"/>
    <style:style style:name="T15_44" style:family="text">
      <style:text-properties fo:color="#1155cc" style:text-underline-style="solid" style:text-underline-color="font-color"/>
    </style:style>
    <style:style style:name="T15_45" style:family="text"/>
    <style:style style:name="T15_46" style:family="text">
      <style:text-properties fo:color="#1155cc" style:text-underline-style="solid" style:text-underline-color="font-color"/>
    </style:style>
    <style:style style:name="T15_47" style:family="text"/>
    <style:style style:name="T15_48" style:family="text">
      <style:text-properties fo:color="#1155cc" style:text-underline-style="solid" style:text-underline-color="font-color"/>
    </style:style>
    <style:style style:name="T15_49" style:family="text"/>
    <style:style style:name="T15_50" style:family="text">
      <style:text-properties fo:color="#1155cc" style:text-underline-style="solid" style:text-underline-color="font-color"/>
    </style:style>
    <style:style style:name="T15_51" style:family="text"/>
    <style:style style:name="T15_52" style:family="text">
      <style:text-properties fo:color="#1155cc" style:text-underline-style="solid" style:text-underline-color="font-color"/>
    </style:style>
    <style:style style:name="T15_53" style:family="text"/>
    <style:style style:name="T15_54" style:family="text">
      <style:text-properties fo:color="#1155cc" style:text-underline-style="solid" style:text-underline-color="font-color"/>
    </style:style>
    <style:style style:name="T15_55" style:family="text"/>
    <style:style style:name="T15_56" style:family="text">
      <style:text-properties fo:color="#1155cc" style:text-underline-style="solid" style:text-underline-color="font-color"/>
    </style:style>
    <style:style style:name="T15_57" style:family="text"/>
    <style:style style:name="T15_58" style:family="text">
      <style:text-properties fo:color="#1155cc" style:text-underline-style="solid" style:text-underline-color="font-color"/>
    </style:style>
    <style:style style:name="T15_59" style:family="text"/>
    <style:style style:name="T15_60" style:family="text">
      <style:text-properties fo:color="#1155cc" style:text-underline-style="solid" style:text-underline-color="font-color"/>
    </style:style>
    <style:style style:name="T15_61" style:family="text"/>
    <style:style style:name="T15_62" style:family="text">
      <style:text-properties fo:color="#1155cc" style:text-underline-style="solid" style:text-underline-color="font-color"/>
    </style:style>
    <style:style style:name="T15_63" style:family="text"/>
    <style:style style:name="T15_64" style:family="text">
      <style:text-properties fo:color="#1155cc" style:text-underline-style="solid" style:text-underline-color="font-color"/>
    </style:style>
    <style:style style:name="T15_65" style:family="text"/>
    <style:style style:name="T15_6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page" fo:line-height="115%" style:writing-mode="lr-tb"/>
    </style:style>
    <style:style style:name="Table1" style:family="table">
      <style:table-properties table:align="left" style:width="15.928cm" fo:margin-left="0cm"/>
    </style:style>
    <style:style style:name="Column1" style:family="table-column">
      <style:table-column-properties style:column-width="3.186cm"/>
    </style:style>
    <style:style style:name="Column2" style:family="table-column">
      <style:table-column-properties style:column-width="3.186cm"/>
    </style:style>
    <style:style style:name="Column3" style:family="table-column">
      <style:table-column-properties style:column-width="3.186cm"/>
    </style:style>
    <style:style style:name="Column4" style:family="table-column">
      <style:table-column-properties style:column-width="3.186cm"/>
    </style:style>
    <style:style style:name="Column5" style:family="table-column">
      <style:table-column-properties style:column-width="3.18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</text:span><text:span text:style-name="T1_2"><text:s/></text:span><text:span text:style-name="T1_3">API</text:span><text:span text:style-name="T1_4"><text:s/></text:span><text:span text:style-name="T1_5">está</text:span><text:span text:style-name="T1_6"><text:s/></text:span><text:span text:style-name="T1_7">bastante</text:span><text:span text:style-name="T1_8"><text:s/></text:span><text:span text:style-name="T1_9">estável</text:span><text:span text:style-name="T1_10"><text:s/></text:span><text:span text:style-name="T1_11">e</text:span><text:span text:style-name="T1_12"><text:s/></text:span><text:span text:style-name="T1_13">não</text:span><text:span text:style-name="T1_14"><text:s/></text:span><text:span text:style-name="T1_15">há</text:span><text:span text:style-name="T1_16"><text:s/></text:span><text:span text:style-name="T1_17">manutenções</text:span><text:span text:style-name="T1_18"><text:s/></text:span><text:span text:style-name="T1_19">corretivas</text:span><text:span text:style-name="T1_20"><text:s/></text:span><text:span text:style-name="T1_21">possíveis</text:span><text:span text:style-name="T1_22">.<text:s/></text:span><text:span text:style-name="T1_23">Vamos</text:span><text:span text:style-name="T1_24"><text:s/></text:span><text:span text:style-name="T1_25">partir</text:span><text:span text:style-name="T1_26"><text:s/></text:span><text:span text:style-name="T1_27">então</text:span><text:span text:style-name="T1_28"><text:s/></text:span><text:span text:style-name="T1_29">para</text:span><text:span text:style-name="T1_30"><text:s/></text:span><text:span text:style-name="T1_31">manutenções</text:span><text:span text:style-name="T1_32"><text:s/></text:span><text:span text:style-name="T1_33">evolutivas</text:span><text:span text:style-name="T1_34">.</text:span></text:p>
      <text:p text:style-name="P2"/>
      <text:h text:style-name="P3" text:outline-level="10"><text:bookmark-start text:name="h.yd4nab4ti4e9"/><text:bookmark-end text:name="h.yd4nab4ti4e9"/><text:span text:style-name="T3_1">Proposta</text:span></text:h>
      <text:p text:style-name="P4"><text:span text:style-name="T4_1">Criar</text:span><text:span text:style-name="T4_2"><text:s/></text:span><text:span text:style-name="T4_3">uma</text:span><text:span text:style-name="T4_4"><text:s/></text:span><text:span text:style-name="T4_5">camada</text:span><text:span text:style-name="T4_6"><text:s/></text:span><text:span text:style-name="T4_7">de</text:span><text:span text:style-name="T4_8"><text:s/></text:span><text:span text:style-name="T4_9">arquitetura</text:span><text:span text:style-name="T4_10"><text:s/></text:span><text:span text:style-name="T4_11">REST</text:span><text:span text:style-name="T4_12"><text:s/></text:span><text:span text:style-name="T4_13">para</text:span><text:span text:style-name="T4_14"><text:s/></text:span><text:span text:style-name="T4_15">responder</text:span><text:span text:style-name="T4_16"><text:s/></text:span><text:span text:style-name="T4_17">algumas</text:span><text:span text:style-name="T4_18"><text:s/></text:span><text:span text:style-name="T4_19">funções</text:span><text:span text:style-name="T4_20"><text:s/></text:span><text:span text:style-name="T4_21">disponibilizadas</text:span><text:span text:style-name="T4_22"><text:s/></text:span><text:span text:style-name="T4_23">pela</text:span><text:span text:style-name="T4_24"><text:s/></text:span><text:span text:style-name="T4_25">API</text:span><text:span text:style-name="T4_26">:</text:span></text:p>
      <text:h text:style-name="P5" text:outline-level="10"><text:bookmark-start text:name="h.bpbrm7yn9l2u"/><text:bookmark-end text:name="h.bpbrm7yn9l2u"/><text:span text:style-name="T5_1">Atividades</text:span><text:span text:style-name="T5_2">:</text:span></text:h>
      <text:p text:style-name="P6"><text:span text:style-name="T6_1">1<text:s/>-<text:s/></text:span><text:span text:style-name="T6_2">Disponibilizar</text:span><text:span text:style-name="T6_3"><text:s/></text:span><text:span text:style-name="T6_4">uma</text:span><text:span text:style-name="T6_5"><text:s/></text:span><text:span text:style-name="T6_6">interface</text:span><text:span text:style-name="T6_7"><text:s/></text:span><text:span text:style-name="T6_8">REST</text:span><text:span text:style-name="T6_9"><text:s/></text:span><text:span text:style-name="T6_10">para</text:span><text:span text:style-name="T6_11"><text:s/></text:span><text:span text:style-name="T6_12">responder</text:span><text:span text:style-name="T6_13"><text:s/></text:span><text:span text:style-name="T6_14">a</text:span><text:span text:style-name="T6_15"><text:s/></text:span><text:span text:style-name="T6_16">requisição</text:span><text:span text:style-name="T6_17"><text:s/></text:span><text:span text:style-name="T6_18">de</text:span><text:span text:style-name="T6_19"><text:s/></text:span><text:span text:style-name="T6_20">pagamento</text:span><text:span text:style-name="T6_21">,<text:s/></text:span><text:span text:style-name="T6_22">explicada</text:span><text:span text:style-name="T6_23"><text:s/></text:span><text:span text:style-name="T6_24">aqui</text:span><text:span text:style-name="T6_25">:<text:s/></text:span><text:span text:style-name="T6_26"><text:a xlink:type="simple" xlink:href="https://pagseguro.uol.com.br/v2/guia-de-integracao/tutorial-da-biblioteca-pagseguro-em-java.html#solicitacoes-pagamentos"><text:span text:style-name="T6_27">https</text:span></text:a></text:span><text:span text:style-name="T6_28"><text:a xlink:type="simple" xlink:href="https://pagseguro.uol.com.br/v2/guia-de-integracao/tutorial-da-biblioteca-pagseguro-em-java.html#solicitacoes-pagamentos"><text:span text:style-name="T6_29">://</text:span></text:a></text:span><text:span text:style-name="T6_30"><text:a xlink:type="simple" xlink:href="https://pagseguro.uol.com.br/v2/guia-de-integracao/tutorial-da-biblioteca-pagseguro-em-java.html#solicitacoes-pagamentos"><text:span text:style-name="T6_31">pagseguro</text:span></text:a></text:span><text:span text:style-name="T6_32"><text:a xlink:type="simple" xlink:href="https://pagseguro.uol.com.br/v2/guia-de-integracao/tutorial-da-biblioteca-pagseguro-em-java.html#solicitacoes-pagamentos"><text:span text:style-name="T6_33">.</text:span></text:a></text:span><text:span text:style-name="T6_34"><text:a xlink:type="simple" xlink:href="https://pagseguro.uol.com.br/v2/guia-de-integracao/tutorial-da-biblioteca-pagseguro-em-java.html#solicitacoes-pagamentos"><text:span text:style-name="T6_35">uol</text:span></text:a></text:span><text:span text:style-name="T6_36"><text:a xlink:type="simple" xlink:href="https://pagseguro.uol.com.br/v2/guia-de-integracao/tutorial-da-biblioteca-pagseguro-em-java.html#solicitacoes-pagamentos"><text:span text:style-name="T6_37">.</text:span></text:a></text:span><text:span text:style-name="T6_38"><text:a xlink:type="simple" xlink:href="https://pagseguro.uol.com.br/v2/guia-de-integracao/tutorial-da-biblioteca-pagseguro-em-java.html#solicitacoes-pagamentos"><text:span text:style-name="T6_39">com</text:span></text:a></text:span><text:span text:style-name="T6_40"><text:a xlink:type="simple" xlink:href="https://pagseguro.uol.com.br/v2/guia-de-integracao/tutorial-da-biblioteca-pagseguro-em-java.html#solicitacoes-pagamentos"><text:span text:style-name="T6_41">.</text:span></text:a></text:span><text:span text:style-name="T6_42"><text:a xlink:type="simple" xlink:href="https://pagseguro.uol.com.br/v2/guia-de-integracao/tutorial-da-biblioteca-pagseguro-em-java.html#solicitacoes-pagamentos"><text:span text:style-name="T6_43">br</text:span></text:a></text:span><text:span text:style-name="T6_44"><text:a xlink:type="simple" xlink:href="https://pagseguro.uol.com.br/v2/guia-de-integracao/tutorial-da-biblioteca-pagseguro-em-java.html#solicitacoes-pagamentos"><text:span text:style-name="T6_45">/</text:span></text:a></text:span><text:span text:style-name="T6_46"><text:a xlink:type="simple" xlink:href="https://pagseguro.uol.com.br/v2/guia-de-integracao/tutorial-da-biblioteca-pagseguro-em-java.html#solicitacoes-pagamentos"><text:span text:style-name="T6_47">v</text:span></text:a></text:span><text:span text:style-name="T6_48"><text:a xlink:type="simple" xlink:href="https://pagseguro.uol.com.br/v2/guia-de-integracao/tutorial-da-biblioteca-pagseguro-em-java.html#solicitacoes-pagamentos"><text:span text:style-name="T6_49">2/</text:span></text:a></text:span><text:span text:style-name="T6_50"><text:a xlink:type="simple" xlink:href="https://pagseguro.uol.com.br/v2/guia-de-integracao/tutorial-da-biblioteca-pagseguro-em-java.html#solicitacoes-pagamentos"><text:span text:style-name="T6_51">guia</text:span></text:a></text:span><text:span text:style-name="T6_52"><text:a xlink:type="simple" xlink:href="https://pagseguro.uol.com.br/v2/guia-de-integracao/tutorial-da-biblioteca-pagseguro-em-java.html#solicitacoes-pagamentos"><text:span text:style-name="T6_53">-</text:span></text:a></text:span><text:span text:style-name="T6_54"><text:a xlink:type="simple" xlink:href="https://pagseguro.uol.com.br/v2/guia-de-integracao/tutorial-da-biblioteca-pagseguro-em-java.html#solicitacoes-pagamentos"><text:span text:style-name="T6_55">de</text:span></text:a></text:span><text:span text:style-name="T6_56"><text:a xlink:type="simple" xlink:href="https://pagseguro.uol.com.br/v2/guia-de-integracao/tutorial-da-biblioteca-pagseguro-em-java.html#solicitacoes-pagamentos"><text:span text:style-name="T6_57">-</text:span></text:a></text:span><text:span text:style-name="T6_58"><text:a xlink:type="simple" xlink:href="https://pagseguro.uol.com.br/v2/guia-de-integracao/tutorial-da-biblioteca-pagseguro-em-java.html#solicitacoes-pagamentos"><text:span text:style-name="T6_59">integracao</text:span></text:a></text:span><text:span text:style-name="T6_60"><text:a xlink:type="simple" xlink:href="https://pagseguro.uol.com.br/v2/guia-de-integracao/tutorial-da-biblioteca-pagseguro-em-java.html#solicitacoes-pagamentos"><text:span text:style-name="T6_61">/</text:span></text:a></text:span><text:span text:style-name="T6_62"><text:a xlink:type="simple" xlink:href="https://pagseguro.uol.com.br/v2/guia-de-integracao/tutorial-da-biblioteca-pagseguro-em-java.html#solicitacoes-pagamentos"><text:span text:style-name="T6_63">tutorial</text:span></text:a></text:span><text:span text:style-name="T6_64"><text:a xlink:type="simple" xlink:href="https://pagseguro.uol.com.br/v2/guia-de-integracao/tutorial-da-biblioteca-pagseguro-em-java.html#solicitacoes-pagamentos"><text:span text:style-name="T6_65">-</text:span></text:a></text:span><text:span text:style-name="T6_66"><text:a xlink:type="simple" xlink:href="https://pagseguro.uol.com.br/v2/guia-de-integracao/tutorial-da-biblioteca-pagseguro-em-java.html#solicitacoes-pagamentos"><text:span text:style-name="T6_67">da</text:span></text:a></text:span><text:span text:style-name="T6_68"><text:a xlink:type="simple" xlink:href="https://pagseguro.uol.com.br/v2/guia-de-integracao/tutorial-da-biblioteca-pagseguro-em-java.html#solicitacoes-pagamentos"><text:span text:style-name="T6_69">-</text:span></text:a></text:span><text:span text:style-name="T6_70"><text:a xlink:type="simple" xlink:href="https://pagseguro.uol.com.br/v2/guia-de-integracao/tutorial-da-biblioteca-pagseguro-em-java.html#solicitacoes-pagamentos"><text:span text:style-name="T6_71">biblioteca</text:span></text:a></text:span><text:span text:style-name="T6_72"><text:a xlink:type="simple" xlink:href="https://pagseguro.uol.com.br/v2/guia-de-integracao/tutorial-da-biblioteca-pagseguro-em-java.html#solicitacoes-pagamentos"><text:span text:style-name="T6_73">-</text:span></text:a></text:span><text:span text:style-name="T6_74"><text:a xlink:type="simple" xlink:href="https://pagseguro.uol.com.br/v2/guia-de-integracao/tutorial-da-biblioteca-pagseguro-em-java.html#solicitacoes-pagamentos"><text:span text:style-name="T6_75">pagseguro</text:span></text:a></text:span><text:span text:style-name="T6_76"><text:a xlink:type="simple" xlink:href="https://pagseguro.uol.com.br/v2/guia-de-integracao/tutorial-da-biblioteca-pagseguro-em-java.html#solicitacoes-pagamentos"><text:span text:style-name="T6_77">-</text:span></text:a></text:span><text:span text:style-name="T6_78"><text:a xlink:type="simple" xlink:href="https://pagseguro.uol.com.br/v2/guia-de-integracao/tutorial-da-biblioteca-pagseguro-em-java.html#solicitacoes-pagamentos"><text:span text:style-name="T6_79">em</text:span></text:a></text:span><text:span text:style-name="T6_80"><text:a xlink:type="simple" xlink:href="https://pagseguro.uol.com.br/v2/guia-de-integracao/tutorial-da-biblioteca-pagseguro-em-java.html#solicitacoes-pagamentos"><text:span text:style-name="T6_81">-</text:span></text:a></text:span><text:span text:style-name="T6_82"><text:a xlink:type="simple" xlink:href="https://pagseguro.uol.com.br/v2/guia-de-integracao/tutorial-da-biblioteca-pagseguro-em-java.html#solicitacoes-pagamentos"><text:span text:style-name="T6_83">java</text:span></text:a></text:span><text:span text:style-name="T6_84"><text:a xlink:type="simple" xlink:href="https://pagseguro.uol.com.br/v2/guia-de-integracao/tutorial-da-biblioteca-pagseguro-em-java.html#solicitacoes-pagamentos"><text:span text:style-name="T6_85">.</text:span></text:a></text:span><text:span text:style-name="T6_86"><text:a xlink:type="simple" xlink:href="https://pagseguro.uol.com.br/v2/guia-de-integracao/tutorial-da-biblioteca-pagseguro-em-java.html#solicitacoes-pagamentos"><text:span text:style-name="T6_87">html</text:span></text:a></text:span><text:span text:style-name="T6_88"><text:a xlink:type="simple" xlink:href="https://pagseguro.uol.com.br/v2/guia-de-integracao/tutorial-da-biblioteca-pagseguro-em-java.html#solicitacoes-pagamentos"><text:span text:style-name="T6_89">#</text:span></text:a></text:span><text:span text:style-name="T6_90"><text:a xlink:type="simple" xlink:href="https://pagseguro.uol.com.br/v2/guia-de-integracao/tutorial-da-biblioteca-pagseguro-em-java.html#solicitacoes-pagamentos"><text:span text:style-name="T6_91">solicitacoes</text:span></text:a></text:span><text:span text:style-name="T6_92"><text:a xlink:type="simple" xlink:href="https://pagseguro.uol.com.br/v2/guia-de-integracao/tutorial-da-biblioteca-pagseguro-em-java.html#solicitacoes-pagamentos"><text:span text:style-name="T6_93">-</text:span></text:a></text:span><text:span text:style-name="T6_94"><text:a xlink:type="simple" xlink:href="https://pagseguro.uol.com.br/v2/guia-de-integracao/tutorial-da-biblioteca-pagseguro-em-java.html#solicitacoes-pagamentos"><text:span text:style-name="T6_95">pagamentos</text:span></text:a></text:span></text:p>
      <text:p text:style-name="P7"/>
      <text:p text:style-name="P8"><text:span text:style-name="T8_1">2<text:s/>-<text:s/></text:span><text:span text:style-name="T8_2">Disponibilizar</text:span><text:span text:style-name="T8_3"><text:s/></text:span><text:span text:style-name="T8_4">uma</text:span><text:span text:style-name="T8_5"><text:s/></text:span><text:span text:style-name="T8_6">interface</text:span><text:span text:style-name="T8_7"><text:s/></text:span><text:span text:style-name="T8_8">REST</text:span><text:span text:style-name="T8_9"><text:s/></text:span><text:span text:style-name="T8_10">para</text:span><text:span text:style-name="T8_11"><text:s/></text:span><text:span text:style-name="T8_12">responder</text:span><text:span text:style-name="T8_13"><text:s/></text:span><text:span text:style-name="T8_14">a</text:span><text:span text:style-name="T8_15"><text:s/></text:span><text:span text:style-name="T8_16">requisição</text:span><text:span text:style-name="T8_17"><text:s/></text:span><text:span text:style-name="T8_18">de</text:span><text:span text:style-name="T8_19"><text:s/></text:span><text:span text:style-name="T8_20">consulta</text:span><text:span text:style-name="T8_21"><text:s/></text:span><text:span text:style-name="T8_22">por</text:span><text:span text:style-name="T8_23"><text:s/></text:span><text:span text:style-name="T8_24">de</text:span><text:span text:style-name="T8_25"><text:s/></text:span><text:span text:style-name="T8_26">Checkout</text:span><text:span text:style-name="T8_27">:</text:span></text:p>
      <text:p text:style-name="P9"><text:span text:style-name="T9_1"><text:a xlink:type="simple" xlink:href="https://pagseguro.uol.com.br/v2/guia-de-integracao/tutorial-da-biblioteca-pagseguro-em-java.html#consultas"><text:span text:style-name="T9_2">https</text:span></text:a></text:span><text:span text:style-name="T9_3"><text:a xlink:type="simple" xlink:href="https://pagseguro.uol.com.br/v2/guia-de-integracao/tutorial-da-biblioteca-pagseguro-em-java.html#consultas"><text:span text:style-name="T9_4">://</text:span></text:a></text:span><text:span text:style-name="T9_5"><text:a xlink:type="simple" xlink:href="https://pagseguro.uol.com.br/v2/guia-de-integracao/tutorial-da-biblioteca-pagseguro-em-java.html#consultas"><text:span text:style-name="T9_6">pagseguro</text:span></text:a></text:span><text:span text:style-name="T9_7"><text:a xlink:type="simple" xlink:href="https://pagseguro.uol.com.br/v2/guia-de-integracao/tutorial-da-biblioteca-pagseguro-em-java.html#consultas"><text:span text:style-name="T9_8">.</text:span></text:a></text:span><text:span text:style-name="T9_9"><text:a xlink:type="simple" xlink:href="https://pagseguro.uol.com.br/v2/guia-de-integracao/tutorial-da-biblioteca-pagseguro-em-java.html#consultas"><text:span text:style-name="T9_10">uol</text:span></text:a></text:span><text:span text:style-name="T9_11"><text:a xlink:type="simple" xlink:href="https://pagseguro.uol.com.br/v2/guia-de-integracao/tutorial-da-biblioteca-pagseguro-em-java.html#consultas"><text:span text:style-name="T9_12">.</text:span></text:a></text:span><text:span text:style-name="T9_13"><text:a xlink:type="simple" xlink:href="https://pagseguro.uol.com.br/v2/guia-de-integracao/tutorial-da-biblioteca-pagseguro-em-java.html#consultas"><text:span text:style-name="T9_14">com</text:span></text:a></text:span><text:span text:style-name="T9_15"><text:a xlink:type="simple" xlink:href="https://pagseguro.uol.com.br/v2/guia-de-integracao/tutorial-da-biblioteca-pagseguro-em-java.html#consultas"><text:span text:style-name="T9_16">.</text:span></text:a></text:span><text:span text:style-name="T9_17"><text:a xlink:type="simple" xlink:href="https://pagseguro.uol.com.br/v2/guia-de-integracao/tutorial-da-biblioteca-pagseguro-em-java.html#consultas"><text:span text:style-name="T9_18">br</text:span></text:a></text:span><text:span text:style-name="T9_19"><text:a xlink:type="simple" xlink:href="https://pagseguro.uol.com.br/v2/guia-de-integracao/tutorial-da-biblioteca-pagseguro-em-java.html#consultas"><text:span text:style-name="T9_20">/</text:span></text:a></text:span><text:span text:style-name="T9_21"><text:a xlink:type="simple" xlink:href="https://pagseguro.uol.com.br/v2/guia-de-integracao/tutorial-da-biblioteca-pagseguro-em-java.html#consultas"><text:span text:style-name="T9_22">v</text:span></text:a></text:span><text:span text:style-name="T9_23"><text:a xlink:type="simple" xlink:href="https://pagseguro.uol.com.br/v2/guia-de-integracao/tutorial-da-biblioteca-pagseguro-em-java.html#consultas"><text:span text:style-name="T9_24">2/</text:span></text:a></text:span><text:span text:style-name="T9_25"><text:a xlink:type="simple" xlink:href="https://pagseguro.uol.com.br/v2/guia-de-integracao/tutorial-da-biblioteca-pagseguro-em-java.html#consultas"><text:span text:style-name="T9_26">guia</text:span></text:a></text:span><text:span text:style-name="T9_27"><text:a xlink:type="simple" xlink:href="https://pagseguro.uol.com.br/v2/guia-de-integracao/tutorial-da-biblioteca-pagseguro-em-java.html#consultas"><text:span text:style-name="T9_28">-</text:span></text:a></text:span><text:span text:style-name="T9_29"><text:a xlink:type="simple" xlink:href="https://pagseguro.uol.com.br/v2/guia-de-integracao/tutorial-da-biblioteca-pagseguro-em-java.html#consultas"><text:span text:style-name="T9_30">de</text:span></text:a></text:span><text:span text:style-name="T9_31"><text:a xlink:type="simple" xlink:href="https://pagseguro.uol.com.br/v2/guia-de-integracao/tutorial-da-biblioteca-pagseguro-em-java.html#consultas"><text:span text:style-name="T9_32">-</text:span></text:a></text:span><text:span text:style-name="T9_33"><text:a xlink:type="simple" xlink:href="https://pagseguro.uol.com.br/v2/guia-de-integracao/tutorial-da-biblioteca-pagseguro-em-java.html#consultas"><text:span text:style-name="T9_34">integracao</text:span></text:a></text:span><text:span text:style-name="T9_35"><text:a xlink:type="simple" xlink:href="https://pagseguro.uol.com.br/v2/guia-de-integracao/tutorial-da-biblioteca-pagseguro-em-java.html#consultas"><text:span text:style-name="T9_36">/</text:span></text:a></text:span><text:span text:style-name="T9_37"><text:a xlink:type="simple" xlink:href="https://pagseguro.uol.com.br/v2/guia-de-integracao/tutorial-da-biblioteca-pagseguro-em-java.html#consultas"><text:span text:style-name="T9_38">tutorial</text:span></text:a></text:span><text:span text:style-name="T9_39"><text:a xlink:type="simple" xlink:href="https://pagseguro.uol.com.br/v2/guia-de-integracao/tutorial-da-biblioteca-pagseguro-em-java.html#consultas"><text:span text:style-name="T9_40">-</text:span></text:a></text:span><text:span text:style-name="T9_41"><text:a xlink:type="simple" xlink:href="https://pagseguro.uol.com.br/v2/guia-de-integracao/tutorial-da-biblioteca-pagseguro-em-java.html#consultas"><text:span text:style-name="T9_42">da</text:span></text:a></text:span><text:span text:style-name="T9_43"><text:a xlink:type="simple" xlink:href="https://pagseguro.uol.com.br/v2/guia-de-integracao/tutorial-da-biblioteca-pagseguro-em-java.html#consultas"><text:span text:style-name="T9_44">-</text:span></text:a></text:span><text:span text:style-name="T9_45"><text:a xlink:type="simple" xlink:href="https://pagseguro.uol.com.br/v2/guia-de-integracao/tutorial-da-biblioteca-pagseguro-em-java.html#consultas"><text:span text:style-name="T9_46">biblioteca</text:span></text:a></text:span><text:span text:style-name="T9_47"><text:a xlink:type="simple" xlink:href="https://pagseguro.uol.com.br/v2/guia-de-integracao/tutorial-da-biblioteca-pagseguro-em-java.html#consultas"><text:span text:style-name="T9_48">-</text:span></text:a></text:span><text:span text:style-name="T9_49"><text:a xlink:type="simple" xlink:href="https://pagseguro.uol.com.br/v2/guia-de-integracao/tutorial-da-biblioteca-pagseguro-em-java.html#consultas"><text:span text:style-name="T9_50">pagseguro</text:span></text:a></text:span><text:span text:style-name="T9_51"><text:a xlink:type="simple" xlink:href="https://pagseguro.uol.com.br/v2/guia-de-integracao/tutorial-da-biblioteca-pagseguro-em-java.html#consultas"><text:span text:style-name="T9_52">-</text:span></text:a></text:span><text:span text:style-name="T9_53"><text:a xlink:type="simple" xlink:href="https://pagseguro.uol.com.br/v2/guia-de-integracao/tutorial-da-biblioteca-pagseguro-em-java.html#consultas"><text:span text:style-name="T9_54">em</text:span></text:a></text:span><text:span text:style-name="T9_55"><text:a xlink:type="simple" xlink:href="https://pagseguro.uol.com.br/v2/guia-de-integracao/tutorial-da-biblioteca-pagseguro-em-java.html#consultas"><text:span text:style-name="T9_56">-</text:span></text:a></text:span><text:span text:style-name="T9_57"><text:a xlink:type="simple" xlink:href="https://pagseguro.uol.com.br/v2/guia-de-integracao/tutorial-da-biblioteca-pagseguro-em-java.html#consultas"><text:span text:style-name="T9_58">java</text:span></text:a></text:span><text:span text:style-name="T9_59"><text:a xlink:type="simple" xlink:href="https://pagseguro.uol.com.br/v2/guia-de-integracao/tutorial-da-biblioteca-pagseguro-em-java.html#consultas"><text:span text:style-name="T9_60">.</text:span></text:a></text:span><text:span text:style-name="T9_61"><text:a xlink:type="simple" xlink:href="https://pagseguro.uol.com.br/v2/guia-de-integracao/tutorial-da-biblioteca-pagseguro-em-java.html#consultas"><text:span text:style-name="T9_62">html</text:span></text:a></text:span><text:span text:style-name="T9_63"><text:a xlink:type="simple" xlink:href="https://pagseguro.uol.com.br/v2/guia-de-integracao/tutorial-da-biblioteca-pagseguro-em-java.html#consultas"><text:span text:style-name="T9_64">#</text:span></text:a></text:span><text:span text:style-name="T9_65"><text:a xlink:type="simple" xlink:href="https://pagseguro.uol.com.br/v2/guia-de-integracao/tutorial-da-biblioteca-pagseguro-em-java.html#consultas"><text:span text:style-name="T9_66">consultas</text:span></text:a></text:span></text:p>
      <text:p text:style-name="P10"/>
      <text:p text:style-name="P11"><text:span text:style-name="T11_1">3<text:s/>-<text:s/></text:span><text:span text:style-name="T11_2">Disponibilizar</text:span><text:span text:style-name="T11_3"><text:s/></text:span><text:span text:style-name="T11_4">uma</text:span><text:span text:style-name="T11_5"><text:s/></text:span><text:span text:style-name="T11_6">interface</text:span><text:span text:style-name="T11_7"><text:s/></text:span><text:span text:style-name="T11_8">REST</text:span><text:span text:style-name="T11_9"><text:s/></text:span><text:span text:style-name="T11_10">para</text:span><text:span text:style-name="T11_11"><text:s/></text:span><text:span text:style-name="T11_12">responder</text:span><text:span text:style-name="T11_13"><text:s/></text:span><text:span text:style-name="T11_14">a</text:span><text:span text:style-name="T11_15"><text:s/></text:span><text:span text:style-name="T11_16">requisição</text:span><text:span text:style-name="T11_17"><text:s/></text:span><text:span text:style-name="T11_18">de</text:span><text:span text:style-name="T11_19"><text:s/></text:span><text:span text:style-name="T11_20">consulta</text:span><text:span text:style-name="T11_21"><text:s/></text:span><text:span text:style-name="T11_22">por</text:span><text:span text:style-name="T11_23"><text:s/></text:span><text:span text:style-name="T11_24">código</text:span><text:span text:style-name="T11_25"><text:s/></text:span><text:span text:style-name="T11_26">de</text:span><text:span text:style-name="T11_27"><text:s/></text:span><text:span text:style-name="T11_28">transação</text:span><text:span text:style-name="T11_29">,<text:s/></text:span><text:span text:style-name="T11_30">explicada</text:span><text:span text:style-name="T11_31"><text:s/></text:span><text:span text:style-name="T11_32">em</text:span><text:span text:style-name="T11_33">:</text:span></text:p>
      <text:p text:style-name="P12"><text:span text:style-name="T12_1"><text:a xlink:type="simple" xlink:href="https://pagseguro.uol.com.br/v2/guia-de-integracao/tutorial-da-biblioteca-pagseguro-em-java.html#consultas"><text:span text:style-name="T12_2">https</text:span></text:a></text:span><text:span text:style-name="T12_3"><text:a xlink:type="simple" xlink:href="https://pagseguro.uol.com.br/v2/guia-de-integracao/tutorial-da-biblioteca-pagseguro-em-java.html#consultas"><text:span text:style-name="T12_4">://</text:span></text:a></text:span><text:span text:style-name="T12_5"><text:a xlink:type="simple" xlink:href="https://pagseguro.uol.com.br/v2/guia-de-integracao/tutorial-da-biblioteca-pagseguro-em-java.html#consultas"><text:span text:style-name="T12_6">pagseguro</text:span></text:a></text:span><text:span text:style-name="T12_7"><text:a xlink:type="simple" xlink:href="https://pagseguro.uol.com.br/v2/guia-de-integracao/tutorial-da-biblioteca-pagseguro-em-java.html#consultas"><text:span text:style-name="T12_8">.</text:span></text:a></text:span><text:span text:style-name="T12_9"><text:a xlink:type="simple" xlink:href="https://pagseguro.uol.com.br/v2/guia-de-integracao/tutorial-da-biblioteca-pagseguro-em-java.html#consultas"><text:span text:style-name="T12_10">uol</text:span></text:a></text:span><text:span text:style-name="T12_11"><text:a xlink:type="simple" xlink:href="https://pagseguro.uol.com.br/v2/guia-de-integracao/tutorial-da-biblioteca-pagseguro-em-java.html#consultas"><text:span text:style-name="T12_12">.</text:span></text:a></text:span><text:span text:style-name="T12_13"><text:a xlink:type="simple" xlink:href="https://pagseguro.uol.com.br/v2/guia-de-integracao/tutorial-da-biblioteca-pagseguro-em-java.html#consultas"><text:span text:style-name="T12_14">com</text:span></text:a></text:span><text:span text:style-name="T12_15"><text:a xlink:type="simple" xlink:href="https://pagseguro.uol.com.br/v2/guia-de-integracao/tutorial-da-biblioteca-pagseguro-em-java.html#consultas"><text:span text:style-name="T12_16">.</text:span></text:a></text:span><text:span text:style-name="T12_17"><text:a xlink:type="simple" xlink:href="https://pagseguro.uol.com.br/v2/guia-de-integracao/tutorial-da-biblioteca-pagseguro-em-java.html#consultas"><text:span text:style-name="T12_18">br</text:span></text:a></text:span><text:span text:style-name="T12_19"><text:a xlink:type="simple" xlink:href="https://pagseguro.uol.com.br/v2/guia-de-integracao/tutorial-da-biblioteca-pagseguro-em-java.html#consultas"><text:span text:style-name="T12_20">/</text:span></text:a></text:span><text:span text:style-name="T12_21"><text:a xlink:type="simple" xlink:href="https://pagseguro.uol.com.br/v2/guia-de-integracao/tutorial-da-biblioteca-pagseguro-em-java.html#consultas"><text:span text:style-name="T12_22">v</text:span></text:a></text:span><text:span text:style-name="T12_23"><text:a xlink:type="simple" xlink:href="https://pagseguro.uol.com.br/v2/guia-de-integracao/tutorial-da-biblioteca-pagseguro-em-java.html#consultas"><text:span text:style-name="T12_24">2/</text:span></text:a></text:span><text:span text:style-name="T12_25"><text:a xlink:type="simple" xlink:href="https://pagseguro.uol.com.br/v2/guia-de-integracao/tutorial-da-biblioteca-pagseguro-em-java.html#consultas"><text:span text:style-name="T12_26">guia</text:span></text:a></text:span><text:span text:style-name="T12_27"><text:a xlink:type="simple" xlink:href="https://pagseguro.uol.com.br/v2/guia-de-integracao/tutorial-da-biblioteca-pagseguro-em-java.html#consultas"><text:span text:style-name="T12_28">-</text:span></text:a></text:span><text:span text:style-name="T12_29"><text:a xlink:type="simple" xlink:href="https://pagseguro.uol.com.br/v2/guia-de-integracao/tutorial-da-biblioteca-pagseguro-em-java.html#consultas"><text:span text:style-name="T12_30">de</text:span></text:a></text:span><text:span text:style-name="T12_31"><text:a xlink:type="simple" xlink:href="https://pagseguro.uol.com.br/v2/guia-de-integracao/tutorial-da-biblioteca-pagseguro-em-java.html#consultas"><text:span text:style-name="T12_32">-</text:span></text:a></text:span><text:span text:style-name="T12_33"><text:a xlink:type="simple" xlink:href="https://pagseguro.uol.com.br/v2/guia-de-integracao/tutorial-da-biblioteca-pagseguro-em-java.html#consultas"><text:span text:style-name="T12_34">integracao</text:span></text:a></text:span><text:span text:style-name="T12_35"><text:a xlink:type="simple" xlink:href="https://pagseguro.uol.com.br/v2/guia-de-integracao/tutorial-da-biblioteca-pagseguro-em-java.html#consultas"><text:span text:style-name="T12_36">/</text:span></text:a></text:span><text:span text:style-name="T12_37"><text:a xlink:type="simple" xlink:href="https://pagseguro.uol.com.br/v2/guia-de-integracao/tutorial-da-biblioteca-pagseguro-em-java.html#consultas"><text:span text:style-name="T12_38">tutorial</text:span></text:a></text:span><text:span text:style-name="T12_39"><text:a xlink:type="simple" xlink:href="https://pagseguro.uol.com.br/v2/guia-de-integracao/tutorial-da-biblioteca-pagseguro-em-java.html#consultas"><text:span text:style-name="T12_40">-</text:span></text:a></text:span><text:span text:style-name="T12_41"><text:a xlink:type="simple" xlink:href="https://pagseguro.uol.com.br/v2/guia-de-integracao/tutorial-da-biblioteca-pagseguro-em-java.html#consultas"><text:span text:style-name="T12_42">da</text:span></text:a></text:span><text:span text:style-name="T12_43"><text:a xlink:type="simple" xlink:href="https://pagseguro.uol.com.br/v2/guia-de-integracao/tutorial-da-biblioteca-pagseguro-em-java.html#consultas"><text:span text:style-name="T12_44">-</text:span></text:a></text:span><text:span text:style-name="T12_45"><text:a xlink:type="simple" xlink:href="https://pagseguro.uol.com.br/v2/guia-de-integracao/tutorial-da-biblioteca-pagseguro-em-java.html#consultas"><text:span text:style-name="T12_46">biblioteca</text:span></text:a></text:span><text:span text:style-name="T12_47"><text:a xlink:type="simple" xlink:href="https://pagseguro.uol.com.br/v2/guia-de-integracao/tutorial-da-biblioteca-pagseguro-em-java.html#consultas"><text:span text:style-name="T12_48">-</text:span></text:a></text:span><text:span text:style-name="T12_49"><text:a xlink:type="simple" xlink:href="https://pagseguro.uol.com.br/v2/guia-de-integracao/tutorial-da-biblioteca-pagseguro-em-java.html#consultas"><text:span text:style-name="T12_50">pagseguro</text:span></text:a></text:span><text:span text:style-name="T12_51"><text:a xlink:type="simple" xlink:href="https://pagseguro.uol.com.br/v2/guia-de-integracao/tutorial-da-biblioteca-pagseguro-em-java.html#consultas"><text:span text:style-name="T12_52">-</text:span></text:a></text:span><text:span text:style-name="T12_53"><text:a xlink:type="simple" xlink:href="https://pagseguro.uol.com.br/v2/guia-de-integracao/tutorial-da-biblioteca-pagseguro-em-java.html#consultas"><text:span text:style-name="T12_54">em</text:span></text:a></text:span><text:span text:style-name="T12_55"><text:a xlink:type="simple" xlink:href="https://pagseguro.uol.com.br/v2/guia-de-integracao/tutorial-da-biblioteca-pagseguro-em-java.html#consultas"><text:span text:style-name="T12_56">-</text:span></text:a></text:span><text:span text:style-name="T12_57"><text:a xlink:type="simple" xlink:href="https://pagseguro.uol.com.br/v2/guia-de-integracao/tutorial-da-biblioteca-pagseguro-em-java.html#consultas"><text:span text:style-name="T12_58">java</text:span></text:a></text:span><text:span text:style-name="T12_59"><text:a xlink:type="simple" xlink:href="https://pagseguro.uol.com.br/v2/guia-de-integracao/tutorial-da-biblioteca-pagseguro-em-java.html#consultas"><text:span text:style-name="T12_60">.</text:span></text:a></text:span><text:span text:style-name="T12_61"><text:a xlink:type="simple" xlink:href="https://pagseguro.uol.com.br/v2/guia-de-integracao/tutorial-da-biblioteca-pagseguro-em-java.html#consultas"><text:span text:style-name="T12_62">html</text:span></text:a></text:span><text:span text:style-name="T12_63"><text:a xlink:type="simple" xlink:href="https://pagseguro.uol.com.br/v2/guia-de-integracao/tutorial-da-biblioteca-pagseguro-em-java.html#consultas"><text:span text:style-name="T12_64">#</text:span></text:a></text:span><text:span text:style-name="T12_65"><text:a xlink:type="simple" xlink:href="https://pagseguro.uol.com.br/v2/guia-de-integracao/tutorial-da-biblioteca-pagseguro-em-java.html#consultas"><text:span text:style-name="T12_66">consultas</text:span></text:a></text:span></text:p>
      <text:p text:style-name="P13"/>
      <text:p text:style-name="P14"><text:span text:style-name="T14_1">4<text:s/>-<text:s/></text:span><text:span text:style-name="T14_2">Disponibilizar</text:span><text:span text:style-name="T14_3"><text:s/></text:span><text:span text:style-name="T14_4">uma</text:span><text:span text:style-name="T14_5"><text:s/></text:span><text:span text:style-name="T14_6">interface</text:span><text:span text:style-name="T14_7"><text:s/></text:span><text:span text:style-name="T14_8">REST</text:span><text:span text:style-name="T14_9"><text:s/></text:span><text:span text:style-name="T14_10">para</text:span><text:span text:style-name="T14_11"><text:s/></text:span><text:span text:style-name="T14_12">responder</text:span><text:span text:style-name="T14_13"><text:s/></text:span><text:span text:style-name="T14_14">a</text:span><text:span text:style-name="T14_15"><text:s/></text:span><text:span text:style-name="T14_16">requisição</text:span><text:span text:style-name="T14_17"><text:s/></text:span><text:span text:style-name="T14_18">de</text:span><text:span text:style-name="T14_19"><text:s/></text:span><text:span text:style-name="T14_20">consulta</text:span><text:span text:style-name="T14_21"><text:s/></text:span><text:span text:style-name="T14_22">por</text:span><text:span text:style-name="T14_23"><text:s/></text:span><text:span text:style-name="T14_24">intervalo</text:span><text:span text:style-name="T14_25"><text:s/></text:span><text:span text:style-name="T14_26">de</text:span><text:span text:style-name="T14_27"><text:s/></text:span><text:span text:style-name="T14_28">datas</text:span><text:span text:style-name="T14_29">,<text:s/></text:span><text:span text:style-name="T14_30">explicada</text:span><text:span text:style-name="T14_31"><text:s/></text:span><text:span text:style-name="T14_32">em</text:span><text:span text:style-name="T14_33">:</text:span></text:p>
      <text:p text:style-name="P15"><text:span text:style-name="T15_1"><text:a xlink:type="simple" xlink:href="https://pagseguro.uol.com.br/v2/guia-de-integracao/tutorial-da-biblioteca-pagseguro-em-java.html#consultas"><text:span text:style-name="T15_2">https</text:span></text:a></text:span><text:span text:style-name="T15_3"><text:a xlink:type="simple" xlink:href="https://pagseguro.uol.com.br/v2/guia-de-integracao/tutorial-da-biblioteca-pagseguro-em-java.html#consultas"><text:span text:style-name="T15_4">://</text:span></text:a></text:span><text:span text:style-name="T15_5"><text:a xlink:type="simple" xlink:href="https://pagseguro.uol.com.br/v2/guia-de-integracao/tutorial-da-biblioteca-pagseguro-em-java.html#consultas"><text:span text:style-name="T15_6">pagseguro</text:span></text:a></text:span><text:span text:style-name="T15_7"><text:a xlink:type="simple" xlink:href="https://pagseguro.uol.com.br/v2/guia-de-integracao/tutorial-da-biblioteca-pagseguro-em-java.html#consultas"><text:span text:style-name="T15_8">.</text:span></text:a></text:span><text:span text:style-name="T15_9"><text:a xlink:type="simple" xlink:href="https://pagseguro.uol.com.br/v2/guia-de-integracao/tutorial-da-biblioteca-pagseguro-em-java.html#consultas"><text:span text:style-name="T15_10">uol</text:span></text:a></text:span><text:span text:style-name="T15_11"><text:a xlink:type="simple" xlink:href="https://pagseguro.uol.com.br/v2/guia-de-integracao/tutorial-da-biblioteca-pagseguro-em-java.html#consultas"><text:span text:style-name="T15_12">.</text:span></text:a></text:span><text:span text:style-name="T15_13"><text:a xlink:type="simple" xlink:href="https://pagseguro.uol.com.br/v2/guia-de-integracao/tutorial-da-biblioteca-pagseguro-em-java.html#consultas"><text:span text:style-name="T15_14">com</text:span></text:a></text:span><text:span text:style-name="T15_15"><text:a xlink:type="simple" xlink:href="https://pagseguro.uol.com.br/v2/guia-de-integracao/tutorial-da-biblioteca-pagseguro-em-java.html#consultas"><text:span text:style-name="T15_16">.</text:span></text:a></text:span><text:span text:style-name="T15_17"><text:a xlink:type="simple" xlink:href="https://pagseguro.uol.com.br/v2/guia-de-integracao/tutorial-da-biblioteca-pagseguro-em-java.html#consultas"><text:span text:style-name="T15_18">br</text:span></text:a></text:span><text:span text:style-name="T15_19"><text:a xlink:type="simple" xlink:href="https://pagseguro.uol.com.br/v2/guia-de-integracao/tutorial-da-biblioteca-pagseguro-em-java.html#consultas"><text:span text:style-name="T15_20">/</text:span></text:a></text:span><text:span text:style-name="T15_21"><text:a xlink:type="simple" xlink:href="https://pagseguro.uol.com.br/v2/guia-de-integracao/tutorial-da-biblioteca-pagseguro-em-java.html#consultas"><text:span text:style-name="T15_22">v</text:span></text:a></text:span><text:span text:style-name="T15_23"><text:a xlink:type="simple" xlink:href="https://pagseguro.uol.com.br/v2/guia-de-integracao/tutorial-da-biblioteca-pagseguro-em-java.html#consultas"><text:span text:style-name="T15_24">2/</text:span></text:a></text:span><text:span text:style-name="T15_25"><text:a xlink:type="simple" xlink:href="https://pagseguro.uol.com.br/v2/guia-de-integracao/tutorial-da-biblioteca-pagseguro-em-java.html#consultas"><text:span text:style-name="T15_26">guia</text:span></text:a></text:span><text:span text:style-name="T15_27"><text:a xlink:type="simple" xlink:href="https://pagseguro.uol.com.br/v2/guia-de-integracao/tutorial-da-biblioteca-pagseguro-em-java.html#consultas"><text:span text:style-name="T15_28">-</text:span></text:a></text:span><text:span text:style-name="T15_29"><text:a xlink:type="simple" xlink:href="https://pagseguro.uol.com.br/v2/guia-de-integracao/tutorial-da-biblioteca-pagseguro-em-java.html#consultas"><text:span text:style-name="T15_30">de</text:span></text:a></text:span><text:span text:style-name="T15_31"><text:a xlink:type="simple" xlink:href="https://pagseguro.uol.com.br/v2/guia-de-integracao/tutorial-da-biblioteca-pagseguro-em-java.html#consultas"><text:span text:style-name="T15_32">-</text:span></text:a></text:span><text:span text:style-name="T15_33"><text:a xlink:type="simple" xlink:href="https://pagseguro.uol.com.br/v2/guia-de-integracao/tutorial-da-biblioteca-pagseguro-em-java.html#consultas"><text:span text:style-name="T15_34">integracao</text:span></text:a></text:span><text:span text:style-name="T15_35"><text:a xlink:type="simple" xlink:href="https://pagseguro.uol.com.br/v2/guia-de-integracao/tutorial-da-biblioteca-pagseguro-em-java.html#consultas"><text:span text:style-name="T15_36">/</text:span></text:a></text:span><text:span text:style-name="T15_37"><text:a xlink:type="simple" xlink:href="https://pagseguro.uol.com.br/v2/guia-de-integracao/tutorial-da-biblioteca-pagseguro-em-java.html#consultas"><text:span text:style-name="T15_38">tutorial</text:span></text:a></text:span><text:span text:style-name="T15_39"><text:a xlink:type="simple" xlink:href="https://pagseguro.uol.com.br/v2/guia-de-integracao/tutorial-da-biblioteca-pagseguro-em-java.html#consultas"><text:span text:style-name="T15_40">-</text:span></text:a></text:span><text:span text:style-name="T15_41"><text:a xlink:type="simple" xlink:href="https://pagseguro.uol.com.br/v2/guia-de-integracao/tutorial-da-biblioteca-pagseguro-em-java.html#consultas"><text:span text:style-name="T15_42">da</text:span></text:a></text:span><text:span text:style-name="T15_43"><text:a xlink:type="simple" xlink:href="https://pagseguro.uol.com.br/v2/guia-de-integracao/tutorial-da-biblioteca-pagseguro-em-java.html#consultas"><text:span text:style-name="T15_44">-</text:span></text:a></text:span><text:span text:style-name="T15_45"><text:a xlink:type="simple" xlink:href="https://pagseguro.uol.com.br/v2/guia-de-integracao/tutorial-da-biblioteca-pagseguro-em-java.html#consultas"><text:span text:style-name="T15_46">biblioteca</text:span></text:a></text:span><text:span text:style-name="T15_47"><text:a xlink:type="simple" xlink:href="https://pagseguro.uol.com.br/v2/guia-de-integracao/tutorial-da-biblioteca-pagseguro-em-java.html#consultas"><text:span text:style-name="T15_48">-</text:span></text:a></text:span><text:span text:style-name="T15_49"><text:a xlink:type="simple" xlink:href="https://pagseguro.uol.com.br/v2/guia-de-integracao/tutorial-da-biblioteca-pagseguro-em-java.html#consultas"><text:span text:style-name="T15_50">pagseguro</text:span></text:a></text:span><text:span text:style-name="T15_51"><text:a xlink:type="simple" xlink:href="https://pagseguro.uol.com.br/v2/guia-de-integracao/tutorial-da-biblioteca-pagseguro-em-java.html#consultas"><text:span text:style-name="T15_52">-</text:span></text:a></text:span><text:span text:style-name="T15_53"><text:a xlink:type="simple" xlink:href="https://pagseguro.uol.com.br/v2/guia-de-integracao/tutorial-da-biblioteca-pagseguro-em-java.html#consultas"><text:span text:style-name="T15_54">em</text:span></text:a></text:span><text:span text:style-name="T15_55"><text:a xlink:type="simple" xlink:href="https://pagseguro.uol.com.br/v2/guia-de-integracao/tutorial-da-biblioteca-pagseguro-em-java.html#consultas"><text:span text:style-name="T15_56">-</text:span></text:a></text:span><text:span text:style-name="T15_57"><text:a xlink:type="simple" xlink:href="https://pagseguro.uol.com.br/v2/guia-de-integracao/tutorial-da-biblioteca-pagseguro-em-java.html#consultas"><text:span text:style-name="T15_58">java</text:span></text:a></text:span><text:span text:style-name="T15_59"><text:a xlink:type="simple" xlink:href="https://pagseguro.uol.com.br/v2/guia-de-integracao/tutorial-da-biblioteca-pagseguro-em-java.html#consultas"><text:span text:style-name="T15_60">.</text:span></text:a></text:span><text:span text:style-name="T15_61"><text:a xlink:type="simple" xlink:href="https://pagseguro.uol.com.br/v2/guia-de-integracao/tutorial-da-biblioteca-pagseguro-em-java.html#consultas"><text:span text:style-name="T15_62">html</text:span></text:a></text:span><text:span text:style-name="T15_63"><text:a xlink:type="simple" xlink:href="https://pagseguro.uol.com.br/v2/guia-de-integracao/tutorial-da-biblioteca-pagseguro-em-java.html#consultas"><text:span text:style-name="T15_64">#</text:span></text:a></text:span><text:span text:style-name="T15_65"><text:a xlink:type="simple" xlink:href="https://pagseguro.uol.com.br/v2/guia-de-integracao/tutorial-da-biblioteca-pagseguro-em-java.html#consultas"><text:span text:style-name="T15_66">consultas</text:span></text:a></text:span></text:p>
      <text:p text:style-name="P16"/>
      <text:p text:style-name="P17"/>
      <text:p text:style-name="P18"/>
      <text:p text:style-name="P19"/>
      <text:p text:style-name="P20"/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2"><text:span text:style-name="T22_1">Entidade</text:span></text:p>
          </table:table-cell>
          <table:table-cell table:style-name="Cell2">
            <text:p text:style-name="P23"><text:span text:style-name="T23_1">Metodo</text:span></text:p>
          </table:table-cell>
          <table:table-cell table:style-name="Cell3">
            <text:p text:style-name="P24"><text:span text:style-name="T24_1">URI</text:span></text:p>
          </table:table-cell>
          <table:table-cell table:style-name="Cell4">
            <text:p text:style-name="P25"><text:span text:style-name="T25_1">Requisito</text:span></text:p>
          </table:table-cell>
          <table:table-cell table:style-name="Cell5">
            <text:p text:style-name="P26"><text:span text:style-name="T26_1">Parâmetros</text:span></text:p>
          </table:table-cell>
        </table:table-row>
        <table:table-row table:style-name="Row2">
          <table:table-cell table:style-name="Cell6">
            <text:p text:style-name="P27"><text:span text:style-name="T27_1">Checkout</text:span></text:p>
          </table:table-cell>
          <table:table-cell table:style-name="Cell7">
            <text:p text:style-name="P28"><text:span text:style-name="T28_1">PUT</text:span></text:p>
          </table:table-cell>
          <table:table-cell table:style-name="Cell8">
            <text:p text:style-name="P29"><text:span text:style-name="T29_1">/</text:span><text:span text:style-name="T29_2">checkout</text:span></text:p>
          </table:table-cell>
          <table:table-cell table:style-name="Cell9">
            <text:p text:style-name="P30"><text:span text:style-name="T30_1">Cria</text:span><text:span text:style-name="T30_2"><text:s/></text:span><text:span text:style-name="T30_3">uma</text:span><text:span text:style-name="T30_4"><text:s/></text:span><text:span text:style-name="T30_5">requisição</text:span><text:span text:style-name="T30_6"><text:s/></text:span><text:span text:style-name="T30_7">de</text:span><text:span text:style-name="T30_8"><text:s/></text:span><text:span text:style-name="T30_9">Checkout</text:span></text:p>
          </table:table-cell>
          <table:table-cell table:style-name="Cell10">
            <text:p text:style-name="P31"><text:span text:style-name="T31_1">JSON</text:span><text:span text:style-name="T31_2"><text:s/></text:span><text:span text:style-name="T31_3">com</text:span><text:span text:style-name="T31_4"><text:s/></text:span><text:span text:style-name="T31_5">checkout</text:span></text:p>
          </table:table-cell>
        </table:table-row>
        <table:table-row table:style-name="Row3">
          <table:table-cell table:style-name="Cell11">
            <text:p text:style-name="P32"><text:span text:style-name="T32_1">Transaction</text:span></text:p>
          </table:table-cell>
          <table:table-cell table:style-name="Cell12">
            <text:p text:style-name="P33"><text:span text:style-name="T33_1">GET</text:span></text:p>
          </table:table-cell>
          <table:table-cell table:style-name="Cell13">
            <text:p text:style-name="P34"><text:span text:style-name="T34_1">/</text:span><text:span text:style-name="T34_2">transaction</text:span><text:span text:style-name="T34_3">/{</text:span><text:span text:style-name="T34_4">notificationCode</text:span><text:span text:style-name="T34_5">}</text:span></text:p>
          </table:table-cell>
          <table:table-cell table:style-name="Cell14">
            <text:p text:style-name="P35"><text:span text:style-name="T35_1">Consulta</text:span><text:span text:style-name="T35_2"><text:s/></text:span><text:span text:style-name="T35_3">um</text:span><text:span text:style-name="T35_4"><text:s/></text:span><text:span text:style-name="T35_5">checkout</text:span><text:span text:style-name="T35_6"><text:s/></text:span><text:span text:style-name="T35_7">pelo</text:span><text:span text:style-name="T35_8"><text:s/></text:span><text:span text:style-name="T35_9">código</text:span><text:span text:style-name="T35_10"><text:s/></text:span><text:span text:style-name="T35_11">de</text:span><text:span text:style-name="T35_12"><text:s/></text:span><text:span text:style-name="T35_13">notificacao</text:span></text:p>
          </table:table-cell>
          <table:table-cell table:style-name="Cell15">
            <text:p text:style-name="P36"><text:span text:style-name="T36_1">Codigo</text:span><text:span text:style-name="T36_2"><text:s/></text:span><text:span text:style-name="T36_3">de</text:span><text:span text:style-name="T36_4"><text:s/></text:span><text:span text:style-name="T36_5">notificação</text:span></text:p>
          </table:table-cell>
        </table:table-row>
        <table:table-row table:style-name="Row4">
          <table:table-cell table:style-name="Cell16">
            <text:p text:style-name="P37"><text:span text:style-name="T37_1">Transaction</text:span></text:p>
          </table:table-cell>
          <table:table-cell table:style-name="Cell17">
            <text:p text:style-name="P38"><text:span text:style-name="T38_1">GET</text:span></text:p>
          </table:table-cell>
          <table:table-cell table:style-name="Cell18">
            <text:p text:style-name="P39"><text:span text:style-name="T39_1">/</text:span><text:span text:style-name="T39_2">transaction</text:span><text:span text:style-name="T39_3">/</text:span><text:span text:style-name="T39_4">data</text:span><text:span text:style-name="T39_5">/{</text:span><text:span text:style-name="T39_6">dataInicial</text:span><text:span text:style-name="T39_7">}/{</text:span><text:span text:style-name="T39_8">dataFinal</text:span><text:span text:style-name="T39_9">}</text:span></text:p>
          </table:table-cell>
          <table:table-cell table:style-name="Cell19">
            <text:p text:style-name="P40"><text:span text:style-name="T40_1">Consulta</text:span><text:span text:style-name="T40_2"><text:s/></text:span><text:span text:style-name="T40_3">os</text:span><text:span text:style-name="T40_4"><text:s/></text:span><text:span text:style-name="T40_5">checkouts</text:span><text:span text:style-name="T40_6"><text:s/></text:span><text:span text:style-name="T40_7">por</text:span><text:span text:style-name="T40_8"><text:s/></text:span><text:span text:style-name="T40_9">intervalo</text:span><text:span text:style-name="T40_10"><text:s/></text:span><text:span text:style-name="T40_11">de</text:span><text:span text:style-name="T40_12"><text:s/></text:span><text:span text:style-name="T40_13">data</text:span></text:p>
          </table:table-cell>
          <table:table-cell table:style-name="Cell20">
            <text:p text:style-name="P41"><text:span text:style-name="T41_1">Data</text:span><text:span text:style-name="T41_2"><text:s/></text:span><text:span text:style-name="T41_3">inicial</text:span><text:span text:style-name="T41_4"><text:s/></text:span><text:span text:style-name="T41_5">e</text:span><text:span text:style-name="T41_6"><text:s/></text:span><text:span text:style-name="T41_7">data</text:span><text:span text:style-name="T41_8"><text:s/></text:span><text:span text:style-name="T41_9">final</text:span><text:span text:style-name="T41_10"><text:s/></text:span><text:span text:style-name="T41_11">de</text:span><text:span text:style-name="T41_12"><text:s/></text:span><text:span text:style-name="T41_13">consulta</text:span></text:p>
          </table:table-cell>
        </table:table-row>
        <table:table-row table:style-name="Row5">
          <table:table-cell table:style-name="Cell21">
            <text:p text:style-name="P42"><text:span text:style-name="T42_1">Transaction</text:span></text:p>
          </table:table-cell>
          <table:table-cell table:style-name="Cell22">
            <text:p text:style-name="P43"><text:span text:style-name="T43_1">PUT</text:span></text:p>
          </table:table-cell>
          <table:table-cell table:style-name="Cell23">
            <text:p text:style-name="P44"><text:span text:style-name="T44_1">/</text:span><text:span text:style-name="T44_2">transaction</text:span><text:span text:style-name="T44_3">/</text:span><text:span text:style-name="T44_4">notification</text:span></text:p>
          </table:table-cell>
          <table:table-cell table:style-name="Cell24">
            <text:p text:style-name="P45"><text:span text:style-name="T45_1">Recebe</text:span><text:span text:style-name="T45_2"><text:s/></text:span><text:span text:style-name="T45_3">Notificação</text:span><text:span text:style-name="T45_4"><text:s/></text:span><text:span text:style-name="T45_5">da</text:span><text:span text:style-name="T45_6"><text:s/></text:span><text:span text:style-name="T45_7">API</text:span><text:span text:style-name="T45_8"><text:s/></text:span><text:span text:style-name="T45_9">do</text:span><text:span text:style-name="T45_10"><text:s/></text:span><text:span text:style-name="T45_11">PagSeguro</text:span></text:p>
          </table:table-cell>
          <table:table-cell table:style-name="Cell25">
            <text:p text:style-name="P46"><text:span text:style-name="T46_1">Código</text:span><text:span text:style-name="T46_2"><text:s/></text:span><text:span text:style-name="T46_3">de</text:span><text:span text:style-name="T46_4"><text:s/></text:span><text:span text:style-name="T46_5">notificação</text:span><text:span text:style-name="T46_6"><text:s/></text:span><text:span text:style-name="T46_7">recebido</text:span><text:span text:style-name="T46_8">;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